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01:01: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in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s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OperatorTok">.</text:span><text:span text:style-name="Function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html version of our documents, you will always find <text:a xlink:type="simple" xlink:href="#footer" office:name=""><text:span text:style-name="Definition">on the footer</text:span></text:a> links to the pdf and odt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this website, and the second contains information about the authors, copyrights and tools used to construct this website. Even if you do not need to understand the source code and details of the implementation of this website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Text_20_body">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ylored for your use and course of study here at Augusta University: among many other specificities, like using C#, we are making sure that security and other cyber-related issues are regularly discussed!</text:p>
      <text:p text:style-name="Text_20_body">Be remember ,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text:p>
      <text:h text:style-name="Heading_20_2" text:outline-level="2"><text:bookmark-start text:name="at-augusta-university"/>At Augusta University<text:bookmark-end text:name="at-augusta-university"/></text:h>
      <text:list text:style-name="L3">
        <text:list-item>
          <text:p text:style-name="P3">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3">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3">The <text:a xlink:type="simple" xlink:href="https://www.augusta.edu/tds/" office:name=""><text:span text:style-name="Definition">Testing &amp; Disability Services</text:span></text:a> (or “TDS”) can help you–and your instructor!–accommodate this class.</text:p>
        </text:list-item>
        <text:list-item>
          <text:p text:style-name="P3">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3">The <text:a xlink:type="simple" xlink:href="https://www.augusta.edu/pamplin/writingcenter/" office:name=""><text:span text:style-name="Definition">Writing Center</text:span></text:a> can help you with any written, oral, or multimedia project.</text:p>
        </text:list-item>
        <text:list-item>
          <text:p text:style-name="P3">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e lab pages.</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01:19Z</meta:creation-date>
    <dc:date>2021-05-20T01:01:19Z</dc:date>
    <meta:user-defined meta:name="date" meta:value-type="string">May  20, 2021 (01:01: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